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4762*"/>
    </style:style>
    <style:style style:name="Table59.B" style:family="table-column">
      <style:table-column-properties style:column-width="3.7785in" style:rel-column-width="5441*"/>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4744*"/>
    </style:style>
    <style:style style:name="Table62.B" style:family="table-column">
      <style:table-column-properties style:column-width="3.791in" style:rel-column-width="5459*"/>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4744*"/>
    </style:style>
    <style:style style:name="Table63.B" style:family="table-column">
      <style:table-column-properties style:column-width="3.791in" style:rel-column-width="5459*"/>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4762*"/>
    </style:style>
    <style:style style:name="Table64.B" style:family="table-column">
      <style:table-column-properties style:column-width="3.7785in" style:rel-column-width="5441*"/>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4762*"/>
    </style:style>
    <style:style style:name="Table65.B" style:family="table-column">
      <style:table-column-properties style:column-width="3.7785in" style:rel-column-width="5441*"/>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4784*"/>
    </style:style>
    <style:style style:name="Table66.B" style:family="table-column">
      <style:table-column-properties style:column-width="3.7632in" style:rel-column-width="5419*"/>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4797*"/>
    </style:style>
    <style:style style:name="Table67.B" style:family="table-column">
      <style:table-column-properties style:column-width="3.7542in" style:rel-column-width="5406*"/>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4811*"/>
    </style:style>
    <style:style style:name="Table68.B" style:family="table-column">
      <style:table-column-properties style:column-width="3.7444in" style:rel-column-width="5392*"/>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4808*"/>
    </style:style>
    <style:style style:name="Table69.B" style:family="table-column">
      <style:table-column-properties style:column-width="3.7417in" style:rel-column-width="5388*"/>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4818*"/>
    </style:style>
    <style:style style:name="Table70.B" style:family="table-column">
      <style:table-column-properties style:column-width="3.7347in" style:rel-column-width="537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4798*"/>
    </style:style>
    <style:style style:name="Table71.B" style:family="table-column">
      <style:table-column-properties style:column-width="3.7486in" style:rel-column-width="5398*"/>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4798*"/>
    </style:style>
    <style:style style:name="Table72.B" style:family="table-column">
      <style:table-column-properties style:column-width="3.7486in" style:rel-column-width="5398*"/>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4798*"/>
    </style:style>
    <style:style style:name="Table73.B" style:family="table-column">
      <style:table-column-properties style:column-width="3.7486in" style:rel-column-width="5398*"/>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4789*"/>
    </style:style>
    <style:style style:name="Table74.B" style:family="table-column">
      <style:table-column-properties style:column-width="3.7549in" style:rel-column-width="5407*"/>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4789*"/>
    </style:style>
    <style:style style:name="Table75.B" style:family="table-column">
      <style:table-column-properties style:column-width="3.7549in" style:rel-column-width="5407*"/>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4789*"/>
    </style:style>
    <style:style style:name="Table76.B" style:family="table-column">
      <style:table-column-properties style:column-width="3.7549in" style:rel-column-width="5407*"/>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4789*"/>
    </style:style>
    <style:style style:name="Table77.B" style:family="table-column">
      <style:table-column-properties style:column-width="3.7549in" style:rel-column-width="5407*"/>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4789*"/>
    </style:style>
    <style:style style:name="Table78.B" style:family="table-column">
      <style:table-column-properties style:column-width="3.7549in" style:rel-column-width="5407*"/>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1.766in" style:rel-column-width="16345*"/>
    </style:style>
    <style:style style:name="Table79.B" style:family="table-column">
      <style:table-column-properties style:column-width="5.3146in" style:rel-column-width="49190*"/>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Index_20_1">
      <style:paragraph-properties>
        <style:tab-stops>
          <style:tab-stop style:position="7.0807in" style:type="right"/>
        </style:tab-stops>
      </style:paragraph-properties>
    </style:style>
    <style:style style:name="P47" style:family="paragraph" style:parent-style-name="Index_20_Separator">
      <style:paragraph-properties>
        <style:tab-stops/>
      </style:paragraph-properties>
    </style:style>
    <style:style style:name="P48" style:family="paragraph" style:parent-style-name="Text_20_body" style:master-page-name="Standard">
      <style:paragraph-properties style:page-numb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10">
      <style:paragraph-properties fo:text-align="justify" style:justify-single-word="false"/>
    </style:style>
    <style:style style:name="P57" style:family="paragraph" style:parent-style-name="Text_20_body" style:list-style-name="L11">
      <style:paragraph-properties fo:text-align="justify" style:justify-single-word="false"/>
    </style:style>
    <style:style style:name="P58" style:family="paragraph" style:parent-style-name="Text_20_body" style:list-style-name="L13">
      <style:paragraph-properties fo:text-align="justify" style:justify-single-word="false"/>
    </style:style>
    <style:style style:name="P59" style:family="paragraph" style:parent-style-name="Text_20_body" style:list-style-name="L14">
      <style:paragraph-properties fo:text-align="justify" style:justify-single-word="false"/>
    </style:style>
    <style:style style:name="P60" style:family="paragraph" style:parent-style-name="Text_20_body" style:list-style-name="L15">
      <style:paragraph-properties fo:text-align="justify" style:justify-single-word="false"/>
    </style:style>
    <style:style style:name="P61" style:family="paragraph" style:parent-style-name="Text_20_body" style:list-style-name="L16">
      <style:paragraph-properties fo:text-align="justify" style:justify-single-word="false"/>
    </style:style>
    <style:style style:name="P62" style:family="paragraph" style:parent-style-name="Text_20_body" style:list-style-name="L17">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4, 2015</text:p>
      <text:p text:style-name="P2">Covering fOOrth version 0.0.3</text:p>
      <text:p text:style-name="P2">Status: Unpublished.</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fOOrth Native Exception Codes:<text:tab/>38</text:p>
          <text:p text:style-name="P42">Array<text:tab/>39</text:p>
          <text:p text:style-name="P43">Array Literals<text:tab/>39</text:p>
          <text:p text:style-name="P43">Class Methods<text:tab/>40</text:p>
          <text:p text:style-name="P43">Instance Methods<text:tab/>41</text:p>
          <text:p text:style-name="P43">See Also<text:tab/>46</text:p>
          <text:p text:style-name="P42">Class<text:tab/>47</text:p>
          <text:p text:style-name="P43">Instance Methods<text:tab/>47</text:p>
          <text:p text:style-name="P43">See Also<text:tab/>47</text:p>
          <text:p text:style-name="P42">Complex<text:tab/>48</text:p>
          <text:p text:style-name="P43">Complex Literals<text:tab/>48</text:p>
          <text:p text:style-name="P43">Instance Methods<text:tab/>49</text:p>
          <text:p text:style-name="P43">Instance Stubs<text:tab/>49</text:p>
          <text:p text:style-name="P43">See Also<text:tab/>49</text:p>
          <text:p text:style-name="P42">Exception<text:tab/>50</text:p>
          <text:p text:style-name="P42">FalseClass<text:tab/>51</text:p>
          <text:p text:style-name="P43">Instance Methods<text:tab/>51</text:p>
          <text:p text:style-name="P43">See Also<text:tab/>51</text:p>
          <text:p text:style-name="P42">Float<text:tab/>53</text:p>
          <text:p text:style-name="P43">Float Literals<text:tab/>53</text:p>
          <text:p text:style-name="P43">See Also<text:tab/>53</text:p>
          <text:p text:style-name="P42">Hash<text:tab/>54</text:p>
          <text:p text:style-name="P43">Hash Literals<text:tab/>54</text:p>
          <text:p text:style-name="P43">Instance Methods<text:tab/>54</text:p>
          <text:p text:style-name="P43">See Also<text:tab/>54</text:p>
          <text:p text:style-name="P42">InStream<text:tab/>55</text:p>
          <text:p text:style-name="P43">Class Methods<text:tab/>55</text:p>
          <text:p text:style-name="P43">Instance Methods<text:tab/>55</text:p>
          <text:p text:style-name="P43">Class Stubs<text:tab/>55</text:p>
          <text:p text:style-name="P43">See Also<text:tab/>55</text:p>
          <text:p text:style-name="P42">Integer<text:tab/>56</text:p>
          <text:p text:style-name="P43">Integer Literals<text:tab/>56</text:p>
          <text:p text:style-name="P43">Instance Methods<text:tab/>56</text:p>
          <text:p text:style-name="P43">See Also<text:tab/>57</text:p>
          <text:p text:style-name="P42">MaxNumeric<text:tab/>58</text:p>
          <text:p text:style-name="P43">MaxNumeric Literals<text:tab/>58</text:p>
          <text:p text:style-name="P43">Instance Methods<text:tab/>58</text:p>
          <text:p text:style-name="P42">MinNumeric<text:tab/>59</text:p>
          <text:p text:style-name="P43">Min Numeric Literals<text:tab/>59</text:p>
          <text:p text:style-name="P43">Instance Methods<text:tab/>59</text:p>
          <text:p text:style-name="P42">NilClass<text:tab/>60</text:p>
          <text:p text:style-name="P43">Instance Methods<text:tab/>60</text:p>
          <text:p text:style-name="P43">See Also<text:tab/>60</text:p>
          <text:p text:style-name="P42">Numeric<text:tab/>61</text:p>
          <text:p text:style-name="P43"><text:soft-page-break/>Instance Methods<text:tab/>61</text:p>
          <text:p text:style-name="P43">See Also<text:tab/>63</text:p>
          <text:p text:style-name="P42">Object<text:tab/>64</text:p>
          <text:p text:style-name="P43">Instance Methods<text:tab/>64</text:p>
          <text:p text:style-name="P43">See Also<text:tab/>73</text:p>
          <text:p text:style-name="P42">OutStream<text:tab/>74</text:p>
          <text:p text:style-name="P43">Class Methods<text:tab/>74</text:p>
          <text:p text:style-name="P43">Instance Methods<text:tab/>74</text:p>
          <text:p text:style-name="P43">Class Stubs<text:tab/>74</text:p>
          <text:p text:style-name="P43">See Also<text:tab/>75</text:p>
          <text:p text:style-name="P42">Procedure<text:tab/>76</text:p>
          <text:p text:style-name="P43">Procedure Literals<text:tab/>76</text:p>
          <text:p text:style-name="P43">Instance Methods<text:tab/>76</text:p>
          <text:p text:style-name="P43">See Also<text:tab/>76</text:p>
          <text:p text:style-name="P42">Queue<text:tab/>77</text:p>
          <text:p text:style-name="P43">Instance Methods<text:tab/>77</text:p>
          <text:p text:style-name="P43">See Also<text:tab/>77</text:p>
          <text:p text:style-name="P42">Rational<text:tab/>78</text:p>
          <text:p text:style-name="P43">Rational Literals<text:tab/>78</text:p>
          <text:p text:style-name="P43">Instance Methods<text:tab/>78</text:p>
          <text:p text:style-name="P43">See Also<text:tab/>79</text:p>
          <text:p text:style-name="P42">Stack<text:tab/>80</text:p>
          <text:p text:style-name="P43">Instance Methods<text:tab/>80</text:p>
          <text:p text:style-name="P43">See Also<text:tab/>80</text:p>
          <text:p text:style-name="P42">String<text:tab/>81</text:p>
          <text:p text:style-name="P43">String Literals<text:tab/>81</text:p>
          <text:p text:style-name="P43">Instance Methods<text:tab/>81</text:p>
          <text:p text:style-name="P43">See Also<text:tab/>82</text:p>
          <text:p text:style-name="P42">Thread<text:tab/>83</text:p>
          <text:p text:style-name="P43">Class Methods<text:tab/>83</text:p>
          <text:p text:style-name="P43">Instance Methods<text:tab/>83</text:p>
          <text:p text:style-name="P43">See Also<text:tab/>83</text:p>
          <text:p text:style-name="P42">TrueClass<text:tab/>84</text:p>
          <text:p text:style-name="P43">See Also<text:tab/>84</text:p>
          <text:p text:style-name="P42">VirtualMachine<text:tab/>85</text:p>
          <text:p text:style-name="P43">Instance Methods<text:tab/>85</text:p>
          <text:p text:style-name="P43">Commands<text:tab/>87</text:p>
          <text:p text:style-name="P43">See Also<text:tab/>88</text:p>
          <text:p text:style-name="P42">Appendix A – Symbol Glossary<text:tab/>89</text:p>
          <text:p text:style-name="P42">Appendix B – Regular Expressions<text:tab/>91</text:p>
          <text:p text:style-name="P42">Edit History:<text:tab/>94</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799823645393190127" text:style-name="L1">
        <text:list-item>
          <text:p text:style-name="P49">A Simple, Easy-to-Understand syntax that is none the less, Expressive and Compact:</text:p>
        </text:list-item>
      </text:list>
      <text:list xml:id="list4491696775531702223" text:style-name="L2">
        <text:list-item>
          <text:list>
            <text:list-item>
              <text:p text:style-name="P50">Source code in fOOrth is free-form with no line oriented limitations or rules.</text:p>
            </text:list-item>
            <text:list-item>
              <text:p text:style-name="P50">Support is given to the easy representation of common literal data such as strings, integers, floating point numbers, rational numbers, and complex numbers.</text:p>
            </text:list-item>
          </text:list>
        </text:list-item>
      </text:list>
      <text:list xml:id="list38717168" text:continue-list="list5799823645393190127" text:style-name="L1">
        <text:list-item>
          <text:p text:style-name="P49">Safe Data and Data Structures:</text:p>
        </text:list-item>
      </text:list>
      <text:list xml:id="list621921743658263349" text:style-name="L3">
        <text:list-item>
          <text:list>
            <text:list-item>
              <text:p text:style-name="P52">Simple, reliable arithmetic. In fOOrth, integer operations never overflow. Rational <text:soft-page-break/>values can be represented exactly, complex numbers are supported, and conversions between numeric types are simple.</text:p>
            </text:list-item>
            <text:list-item>
              <text:p text:style-name="P52">Strings grow as needed without the need to allocate space or worry about overflow.</text:p>
            </text:list-item>
            <text:list-item>
              <text:p text:style-name="P52">Data containers such as arrays and hashes grow as needed. Out of range subscripts cannot access undefined memory regions. </text:p>
            </text:list-item>
          </text:list>
        </text:list-item>
      </text:list>
      <text:list xml:id="list38712250" text:continue-list="list38717168" text:style-name="L1">
        <text:list-item>
          <text:p text:style-name="P49">Message Passing:</text:p>
        </text:list-item>
      </text:list>
      <text:list xml:id="list1789139954504299916" text:style-name="L4">
        <text:list-item>
          <text:list>
            <text:list-item>
              <text:p text:style-name="P64">In fOOrth all actions take the form of messages sent to a receiver.</text:p>
            </text:list-item>
            <text:list-item>
              <text:p text:style-name="P64">The routing of messages is specified by the exact type of the message.</text:p>
            </text:list-item>
            <text:list-item>
              <text:p text:style-name="P64">Message receivers include data items on the stack as well as the virtual machine object associated with the current thread of execution.</text:p>
            </text:list-item>
            <text:list-item>
              <text:p text:style-name="P64">Messages for which no routing specification can be found, generate an error at compile time.</text:p>
            </text:list-item>
          </text:list>
        </text:list-item>
      </text:list>
      <text:list xml:id="list38720398" text:continue-list="list38712250" text:style-name="L1">
        <text:list-item>
          <text:p text:style-name="P49">Object Oriented Design:</text:p>
        </text:list-item>
      </text:list>
      <text:list xml:id="list7097053894719483121" text:style-name="L5">
        <text:list-item>
          <text:list>
            <text:list-item>
              <text:p text:style-name="P53">Support class based inheritance, with a non-cyclic (single inheritance) tree derived from a common base Object class.</text:p>
            </text:list-item>
            <text:list-item>
              <text:p text:style-name="P65">Support late binding and polymorphism through message interface compatibility or “duck” typing.</text:p>
            </text:list-item>
          </text:list>
        </text:list-item>
      </text:list>
      <text:list xml:id="list38721518" text:continue-list="list38720398" text:style-name="L1">
        <text:list-item>
          <text:p text:style-name="P49">Meta programming: </text:p>
        </text:list-item>
      </text:list>
      <text:list xml:id="list7714537328957811313" text:style-name="L6">
        <text:list-item>
          <text:list>
            <text:list-item>
              <text:p text:style-name="P66">Support extensible language constructs by making the compiler an accessible part of the system.</text:p>
            </text:list-item>
          </text:list>
        </text:list-item>
      </text:list>
      <text:list xml:id="list38706167" text:continue-list="list38721518" text:style-name="L1">
        <text:list-item>
          <text:p text:style-name="P49">Reliability:</text:p>
        </text:list-item>
      </text:list>
      <text:list xml:id="list4920260679237045156" text:style-name="L7">
        <text:list-item>
          <text:list>
            <text:list-item>
              <text:p text:style-name="P67">Errors should be detected as soon as possible. </text:p>
            </text:list-item>
            <text:list-item>
              <text:p text:style-name="P67">Language constructs should not be designed in a way that causes simple coding errors to spin off into infinite loops. </text:p>
            </text:list-item>
          </text:list>
        </text:list-item>
      </text:list>
      <text:list xml:id="list38708816" text:continue-list="list38706167" text:style-name="L1">
        <text:list-item>
          <text:p text:style-name="P54">Building on the host language:</text:p>
        </text:list-item>
      </text:list>
      <text:list xml:id="list2515094748288694163" text:style-name="L8">
        <text:list-item>
          <text:list>
            <text:list-item>
              <text:p text:style-name="P5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6517908"/>Thanks<text:alphabetical-index-mark-end text:id="IMark14651790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906180699527253386" text:style-name="L9">
        <text:list-item>
          <text:p text:style-name="P68">ruby 1.9.3p484 (2013-11-22) [i386-mingw32]</text:p>
        </text:list-item>
        <text:list-item>
          <text:p text:style-name="P68">ruby 2.1.5p273 (2014-11-13 revision 48405) [i386-mingw32]</text:p>
        </text:list-item>
        <text:list-item>
          <text:p text:style-name="P68">Rubinius – to be tested!</text:p>
        </text:list-item>
        <text:list-item>
          <text:p text:style-name="P6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6517908"/>Rake<text:alphabetical-index-mark-end text:id="IMark14651790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517908"/>Demo.rb<text:alphabetical-index-mark-end text:id="IMark1465179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46228916"/>drop<text:alphabetical-index-mark-end text:id="IMark14622891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46228916"/>dup<text:alphabetical-index-mark-end text:id="IMark14622891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146228916"/>nip<text:alphabetical-index-mark-end text:id="IMark14622891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46228916"/>over<text:alphabetical-index-mark-end text:id="IMark14622891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46228916"/>pick<text:alphabetical-index-mark-end text:id="IMark14622891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6228916"/>swap<text:alphabetical-index-mark-end text:id="IMark14622891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146228916"/>tuck<text:alphabetical-index-mark-end text:id="IMark14622891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099187744453379144" text:style-name="L10">
        <text:list-item>
          <text:p text:style-name="P56">To store return addresses for word calls. In fOOrth this is handled by the Ruby virtual machine.</text:p>
        </text:list-item>
        <text:list-item>
          <text:p text:style-name="P56">To store context for control structures. In fOOrth the context mechanism provides for a far richer and more reliable set of control, compile, and data structures.</text:p>
        </text:list-item>
        <text:list-item>
          <text:p text:style-name="P5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6231076"/>if<text:alphabetical-index-mark-end text:id="IMark14623107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46231076"/>else<text:alphabetical-index-mark-end text:id="IMark146231076"/>” and “<text:alphabetical-index-mark-start text:id="IMark145974308"/>then<text:alphabetical-index-mark-end text:id="IMark14597430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5974308"/>switch<text:alphabetical-index-mark-end text:id="IMark14597430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5974308"/>do<text:alphabetical-index-mark-end text:id="IMark145974308"/>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5974308"/>loop<text:alphabetical-index-mark-end text:id="IMark145974308"/>” commands mark the boundaries of the loop; The “<text:alphabetical-index-mark-start text:id="IMark146231076"/>i<text:alphabetical-index-mark-end text:id="IMark146231076"/>” command is used to retrieve the current loop counter value. For nested loops, the “<text:alphabetical-index-mark-start text:id="IMark146229540"/>j<text:alphabetical-index-mark-end text:id="IMark146229540"/>” command retrieves the value of the outer loops counter value. <text:s/>By default, the “loop” command adds one to the loop value. For more flexible looping, the “<text:alphabetical-index-mark-start text:id="IMark146228868"/>+loop<text:alphabetical-index-mark-end text:id="IMark1462288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6228868"/>-i<text:alphabetical-index-mark-end text:id="IMark146228868"/> and <text:alphabetical-index-mark-start text:id="IMark146229540"/>-j<text:alphabetical-index-mark-end text:id="IMark14622954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46229540"/>begin<text:alphabetical-index-mark-end text:id="IMark14622954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7194671429150066598" text:style-name="L11">
        <text:list-item>
          <text:p text:style-name="P57">begin … <text:alphabetical-index-mark-start text:id="IMark146231076"/>until<text:alphabetical-index-mark-end text:id="IMark146231076"/> – loops until the top of stack is true.</text:p>
        </text:list-item>
        <text:list-item>
          <text:p text:style-name="P57">begin … <text:alphabetical-index-mark-start text:id="IMark146229540"/>again<text:alphabetical-index-mark-end text:id="IMark146229540"/> – loops indefinitely </text:p>
        </text:list-item>
        <text:list-item>
          <text:p text:style-name="P57">begin … <text:alphabetical-index-mark-start text:id="IMark146231076"/>repeat<text:alphabetical-index-mark-end text:id="IMark14623107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6231076"/>Typing<text:alphabetical-index-mark-end text:id="IMark14623107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6231076"/>Duck Typing<text:alphabetical-index-mark-end text:id="IMark14623107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6231076"/>Declarations<text:alphabetical-index-mark-end text:id="IMark14623107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6231076"/>Scoping<text:alphabetical-index-mark-end text:id="IMark14623107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6231076"/><text:span text:style-name="T7">val:</text:span><text:alphabetical-index-mark-end text:id="IMark146231076"/> and <text:alphabetical-index-mark-start text:id="IMark146228868"/><text:span text:style-name="T7">var:</text:span><text:alphabetical-index-mark-end text:id="IMark14622886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6228868"/><text:span text:style-name="T7">.init</text:span><text:alphabetical-index-mark-end text:id="IMark146228868"/> method being the most popular since it is called to initialize a new instance of the object.</text:p>
      <text:p text:style-name="P3">Methods: <text:alphabetical-index-mark-start text:id="IMark146228868"/><text:span text:style-name="T7">val@:</text:span><text:alphabetical-index-mark-end text:id="IMark146228868"/> and <text:alphabetical-index-mark-start text:id="IMark146231076"/><text:span text:style-name="T7">var@:</text:span><text:alphabetical-index-mark-end text:id="IMark14623107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6231076"/><text:span text:style-name="T7">val#:</text:span><text:alphabetical-index-mark-end text:id="IMark146231076"/> and <text:alphabetical-index-mark-start text:id="IMark146228868"/><text:span text:style-name="T7">var#:</text:span><text:alphabetical-index-mark-end text:id="IMark14622886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6228868"/><text:span text:style-name="T7">val$:</text:span><text:alphabetical-index-mark-end text:id="IMark146228868"/> and <text:alphabetical-index-mark-start text:id="IMark146231076"/><text:span text:style-name="T7">var$:</text:span><text:alphabetical-index-mark-end text:id="IMark146231076"/></text:p>
      <text:p text:style-name="P3">Regex for valid local variable names: <text:span text:style-name="T7">/^\$[a-z][a-z0-9_]*$/</text:span></text:p>
      <text:p text:style-name="Text_20_body">Notes:</text:p>
      <text:p text:style-name="Text_20_body"/>
      <text:h text:style-name="Heading_20_2" text:outline-level="2"><text:alphabetical-index-mark-start text:id="IMark146231076"/>Referencing<text:alphabetical-index-mark-end text:id="IMark14623107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6231076"/>Mutation<text:alphabetical-index-mark-end text:id="IMark14623107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08543453397139415" text:style-name="L12">
        <text:list-item>
          <text:p text:style-name="P69">No Copying</text:p>
        </text:list-item>
        <text:list-item>
          <text:p text:style-name="P69">Shallow Copying</text:p>
        </text:list-item>
        <text:list-item>
          <text:p text:style-name="P6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6231076"/>Classes<text:alphabetical-index-mark-end text:id="IMark14623107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6231076"/>Inheritance<text:alphabetical-index-mark-end text:id="IMark14623107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6231076"/>Methods<text:alphabetical-index-mark-end text:id="IMark146231076"/></text:h>
      <text:p text:style-name="P3">All code in fOOrth is contained in methods. A method is a fragment of code that an object uses to respond to a message that has been sent to that object. In fOOrth there are three sorts of methods:</text:p>
      <text:list xml:id="list2841979644121849499" text:style-name="L13">
        <text:list-item>
          <text:p text:style-name="P58">Shared: Methods that are common to all instances of the class that contains them.</text:p>
        </text:list-item>
        <text:list-item>
          <text:p text:style-name="P58">Exclusive: Methods that are defined for one and only one object (and all of its clones that are created <text:span text:style-name="T2">after</text:span> the exclusive method is defined.).</text:p>
        </text:list-item>
        <text:list-item>
          <text:p text:style-name="P58">Local: Methods that are created in a context and are accessible only in that context. When the context concludes, these methods are no longer accessible.</text:p>
        </text:list-item>
      </text:list>
      <text:h text:style-name="Heading_20_3" text:outline-level="3"><text:alphabetical-index-mark-start text:id="IMark146228868"/>Late Binding<text:alphabetical-index-mark-end text:id="IMark146228868"/> and <text:alphabetical-index-mark-start text:id="IMark146260152"/>Polymorphism<text:alphabetical-index-mark-end text:id="IMark14626015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6260152"/>Method Mapping<text:alphabetical-index-mark-end text:id="IMark14626015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6608103863411959918" text:style-name="L14">
        <text:list-item>
          <text:p text:style-name="P59">The strings used by fOOrth needed to be converted to Ruby symbols to allow code to be executed in Ruby.</text:p>
        </text:list-item>
        <text:list-item>
          <text:p text:style-name="P5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6228868"/>SymbolMap<text:alphabetical-index-mark-end text:id="IMark146228868"/> class. This class creates mappings in one of two ways:</text:p>
      <text:list xml:id="list5672847701723254293" text:style-name="L15">
        <text:list-item>
          <text:p text:style-name="P6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6228868"/>Routing<text:alphabetical-index-mark-end text:id="IMark14622886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252757549660887277" text:style-name="L16">
        <text:list-item>
          <text:p text:style-name="P61">The defining word used to create the method.</text:p>
        </text:list-item>
        <text:list-item>
          <text:p text:style-name="P61">The receiver of the defining word used to create the method.</text:p>
        </text:list-item>
        <text:list-item>
          <text:p text:style-name="P6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6229348"/>:<text:alphabetical-index-mark-end text:id="IMark146229348"/></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6229348"/>.:<text:alphabetical-index-mark-end text:id="IMark146229348"/></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6229348"/>.::<text:alphabetical-index-mark-end text:id="IMark146229348"/></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6228196"/>do_map_name<text:alphabetical-index-mark-end text:id="IMark14622819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1" text:outline-level="1"><text:alphabetical-index-mark-start text:id="IMark146228196"/>Array<text:alphabetical-index-mark-end text:id="IMark14622819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6773673322274450061" text:style-name="L17">
        <text:list-item>
          <text:p text:style-name="P62">The first two examples both create “empty” arrays with zero data elements. </text:p>
        </text:list-item>
        <text:list-item>
          <text:p text:style-name="P62">Array data do NOT need to be the same “type” of data. Mixing is allowed. </text:p>
        </text:list-item>
        <text:list-item>
          <text:p text:style-name="P6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804884588394130927" text:style-name="L18">
        <text:list-item>
          <text:p text:style-name="P6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6260488"/>.new<text:alphabetical-index-mark-end text:id="IMark14626048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6260488"/>.new{<text:alphabetical-index-mark-end text:id="IMark14626048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6260488"/>x<text:alphabetical-index-mark-end text:id="IMark14626048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6260488"/>}<text:alphabetical-index-mark-end text:id="IMark14626048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6260488"/>.new_size<text:alphabetical-index-mark-end text:id="IMark14626048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6260488"/>.new_value<text:alphabetical-index-mark-end text:id="IMark14626048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6262408"/>.new_values<text:alphabetical-index-mark-end text:id="IMark14626240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6262408"/>!<text:alphabetical-index-mark-end text:id="IMark14626240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6262408"/>+<text:alphabetical-index-mark-end text:id="IMark14626240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6262408"/>.+left<text:alphabetical-index-mark-end text:id="IMark14626240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6262408"/>.+mid<text:alphabetical-index-mark-end text:id="IMark14626240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6262408"/>.+midlr<text:alphabetical-index-mark-end text:id="IMark146262408"/> [array]</text:h>
            <text:p text:style-name="Text_20_body">Routing: TOS</text:p>
            <text:p text:style-name="P3">This method removes elements from the target array starting at position “left” and ending at position “right”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6262408"/>.+right<text:alphabetical-index-mark-end text:id="IMark14626240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6262408"/>.-left<text:alphabetical-index-mark-end text:id="IMark14626240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6262408"/>.-mid<text:alphabetical-index-mark-end text:id="IMark14626240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6262408"/>.-midlr<text:alphabetical-index-mark-end text:id="IMark146262408"/> [array]</text:h>
            <text:p text:style-name="Text_20_body">Routing: TOS</text:p>
            <text:p text:style-name="P3">This method removes elements from the target array starting at position “left” and ending at position “right”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6262408"/>.-right<text:alphabetical-index-mark-end text:id="IMark14626240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ext:p text:style-name="P3"/>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6262408"/>.[]!<text:alphabetical-index-mark-end text:id="IMark14626240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6262408"/>.[]@<text:alphabetical-index-mark-end text:id="IMark14626240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6262408"/>.left<text:alphabetical-index-mark-end text:id="IMark14626240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6262408"/>.length<text:alphabetical-index-mark-end text:id="IMark14626240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ext:p text:style-name="Text_20_body">.max</text:p>
      <text:p text:style-name="Text_20_body"><text:soft-page-break/>.mid</text:p>
      <text:p text:style-name="Text_20_body">.midlr</text:p>
      <text:p text:style-name="Text_20_body">.min</text:p>
      <text:p text:style-name="Text_20_body">.pp</text:p>
      <text:p text:style-name="Text_20_body">.reverse</text:p>
      <text:p text:style-name="Text_20_body">.right</text:p>
      <text:p text:style-name="Text_20_body">.shuffle</text:p>
      <text:p text:style-name="Text_20_body">.sort</text:p>
      <text:p text:style-name="Text_20_body">.strmax</text:p>
      <text:p text:style-name="Text_20_body">&lt;&lt;</text:p>
      <text:p text:style-name="Text_20_body">@</text:p>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6228196"/>Class<text:alphabetical-index-mark-end text:id="IMark14622819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6228196"/>Complex<text:alphabetical-index-mark-end text:id="IMark14622819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6230740"/>.cbrt<text:alphabetical-index-mark-end text:id="IMark14623074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46228340"/>.e**<text:alphabetical-index-mark-end text:id="IMark14622834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46230740"/>.split<text:alphabetical-index-mark-end text:id="IMark14623074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6228340"/>.sqrt<text:alphabetical-index-mark-end text:id="IMark14622834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46515604"/>Exception<text:alphabetical-index-mark-end text:id="IMark146515604"/></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146515604"/>FalseClass<text:alphabetical-index-mark-end text:id="IMark1465156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6228340"/>&amp;&amp;<text:alphabetical-index-mark-end text:id="IMark14622834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6228340"/>^^<text:alphabetical-index-mark-end text:id="IMark14622834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6228340"/>||<text:alphabetical-index-mark-end text:id="IMark14622834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46515604"/>Float<text:alphabetical-index-mark-end text:id="IMark1465156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6516564"/>Hash<text:alphabetical-index-mark-end text:id="IMark1465165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6516564"/>InStream<text:alphabetical-index-mark-end text:id="IMark14651656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46516564"/>Integer<text:alphabetical-index-mark-end text:id="IMark1465165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46517284"/><text:alphabetical-index-mark-start text:id="IMark146517236"/>MaxNumeric<text:alphabetical-index-mark-end text:id="IMark146517236"/><text:alphabetical-index-mark-end text:id="IMark14651728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46517284"/><text:alphabetical-index-mark-start text:id="IMark146517236"/>MinNumeric<text:alphabetical-index-mark-end text:id="IMark146517236"/><text:alphabetical-index-mark-end text:id="IMark14651728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46517284"/><text:alphabetical-index-mark-start text:id="IMark146517236"/><text:alphabetical-index-mark-start text:id="IMark146514500"/>NilClass<text:alphabetical-index-mark-end text:id="IMark146514500"/><text:alphabetical-index-mark-end text:id="IMark146517236"/><text:alphabetical-index-mark-end text:id="IMark14651728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6514212"/>&amp;&amp;<text:alphabetical-index-mark-end text:id="IMark14651421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6514212"/>^^<text:alphabetical-index-mark-end text:id="IMark14651421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6514212"/>||<text:alphabetical-index-mark-end text:id="IMark14651421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6517284"/>Numeric<text:alphabetical-index-mark-end text:id="IMark14651728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6517284"/>Object<text:alphabetical-index-mark-end text:id="IMark146517284"/></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46514212"/>&amp;&amp;<text:alphabetical-index-mark-end text:id="IMark14651421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46514212"/>)methods<text:alphabetical-index-mark-end text:id="IMark14651421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46514212"/>.<text:alphabetical-index-mark-end text:id="IMark14651421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46514212"/>.::<text:alphabetical-index-mark-end text:id="IMark14651421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6514212"/>inst:<text:alphabetical-index-mark-end text:id="IMark14651421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6514212"/>local:<text:alphabetical-index-mark-end text:id="IMark14651421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6514212"/>super<text:alphabetical-index-mark-end text:id="IMark14651421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6514212"/>;<text:alphabetical-index-mark-end text:id="IMark14651421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46514212"/>.class<text:alphabetical-index-mark-end text:id="IMark146514212"/>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46514212"/>.clone<text:alphabetical-index-mark-end text:id="IMark14651421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46514212"/>.copy<text:alphabetical-index-mark-end text:id="IMark14651421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46514212"/>.init<text:alphabetical-index-mark-end text:id="IMark14651421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46514212"/>.is_class?<text:alphabetical-index-mark-end text:id="IMark14651421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46514212"/>.name<text:alphabetical-index-mark-end text:id="IMark14651421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46514212"/>.strlen<text:alphabetical-index-mark-end text:id="IMark14651421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46514212"/>.to_f<text:alphabetical-index-mark-end text:id="IMark14651421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46514212"/>.to_f!<text:alphabetical-index-mark-end text:id="IMark14651421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46514212"/>.to_i<text:alphabetical-index-mark-end text:id="IMark14651421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46514212"/>.to_i!<text:alphabetical-index-mark-end text:id="IMark14651421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46514212"/>.to_n<text:alphabetical-index-mark-end text:id="IMark14651421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46514212"/>.to_n!<text:alphabetical-index-mark-end text:id="IMark14651421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46514212"/>.to_r<text:alphabetical-index-mark-end text:id="IMark14651421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46514212"/>.to_r!<text:alphabetical-index-mark-end text:id="IMark14651421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46514212"/>.to_s<text:alphabetical-index-mark-end text:id="IMark14651421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46514212"/>.to_x<text:alphabetical-index-mark-end text:id="IMark14651421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46514212"/>.to_x!<text:alphabetical-index-mark-end text:id="IMark14651421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46514212"/>&lt;&gt;<text:alphabetical-index-mark-end text:id="IMark14651421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46514212"/>=<text:alphabetical-index-mark-end text:id="IMark14651421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46514212"/>^^<text:alphabetical-index-mark-end text:id="IMark14651421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46514212"/>distinct?<text:alphabetical-index-mark-end text:id="IMark14651421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46514212"/>identical?<text:alphabetical-index-mark-end text:id="IMark14651421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46514212"/>max<text:alphabetical-index-mark-end text:id="IMark14651421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46514212"/>min<text:alphabetical-index-mark-end text:id="IMark1465142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46514212"/>nil&lt;&gt;<text:alphabetical-index-mark-end text:id="IMark14651421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46514212"/>nil=<text:alphabetical-index-mark-end text:id="IMark1465142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46514212"/>not<text:alphabetical-index-mark-end text:id="IMark1465142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46514212"/>||<text:alphabetical-index-mark-end text:id="IMark14651421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6517284"/>OutStream<text:alphabetical-index-mark-end text:id="IMark14651728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6517284"/>Procedure<text:alphabetical-index-mark-end text:id="IMark14651728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6517284"/>Queue<text:alphabetical-index-mark-end text:id="IMark14651728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6517284"/>Rational<text:alphabetical-index-mark-end text:id="IMark14651728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6515748"/>.split<text:alphabetical-index-mark-end text:id="IMark1465157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6515316"/>Stack<text:alphabetical-index-mark-end text:id="IMark1465153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6515316"/>String<text:alphabetical-index-mark-end text:id="IMark1465153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6515316"/>Thread<text:alphabetical-index-mark-end text:id="IMark1465153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6515316"/><text:alphabetical-index-mark-start text:id="IMark146516660"/><text:alphabetical-index-mark-start text:id="IMark146514644"/>TrueClass<text:alphabetical-index-mark-end text:id="IMark146514644"/><text:alphabetical-index-mark-end text:id="IMark146516660"/><text:alphabetical-index-mark-end text:id="IMark14651531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146515316"/>VirtualMachine<text:alphabetical-index-mark-end text:id="IMark14651531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6515316"/>Commands<text:alphabetical-index-mark-end text:id="IMark1465153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7">A</text:p>
          <text:p text:style-name="P46">again<text:tab/>24</text:p>
          <text:p text:style-name="P46">Array<text:tab/>39</text:p>
          <text:p text:style-name="P47">B</text:p>
          <text:p text:style-name="P46">begin<text:tab/>23</text:p>
          <text:p text:style-name="P47">C</text:p>
          <text:p text:style-name="P46">Class<text:tab/>47</text:p>
          <text:p text:style-name="P46">Classes<text:tab/>32</text:p>
          <text:p text:style-name="P46">Commands<text:tab/>87</text:p>
          <text:p text:style-name="P46">Complex<text:tab/>48</text:p>
          <text:p text:style-name="P47">D</text:p>
          <text:p text:style-name="P46">Declarations<text:tab/>25</text:p>
          <text:p text:style-name="P46">Demo.rb<text:tab/>11</text:p>
          <text:p text:style-name="P46">distinct?<text:tab/>71</text:p>
          <text:p text:style-name="P46">do<text:tab/>22</text:p>
          <text:p text:style-name="P46">do_map_name<text:tab/>36</text:p>
          <text:p text:style-name="P46">drop<text:tab/>18</text:p>
          <text:p text:style-name="P46">Duck Typing<text:tab/>25</text:p>
          <text:p text:style-name="P46">dup<text:tab/>18</text:p>
          <text:p text:style-name="P47">E</text:p>
          <text:p text:style-name="P46">else<text:tab/>20</text:p>
          <text:p text:style-name="P46">Exception<text:tab/>50</text:p>
          <text:p text:style-name="P47">F</text:p>
          <text:p text:style-name="P46">FalseClass<text:tab/>51</text:p>
          <text:p text:style-name="P46">Float<text:tab/>53</text:p>
          <text:p text:style-name="P47">H</text:p>
          <text:p text:style-name="P46">Hash<text:tab/>54</text:p>
          <text:p text:style-name="P47">I</text:p>
          <text:p text:style-name="P46">i<text:tab/>22</text:p>
          <text:p text:style-name="P46">identical?<text:tab/>72</text:p>
          <text:p text:style-name="P46">if<text:tab/>20</text:p>
          <text:p text:style-name="P46">Inheritance<text:tab/>33</text:p>
          <text:p text:style-name="P46">inst:<text:tab/>65</text:p>
          <text:p text:style-name="P46">InStream<text:tab/>55</text:p>
          <text:p text:style-name="P46">Integer<text:tab/>56</text:p>
          <text:p text:style-name="P47">J</text:p>
          <text:p text:style-name="P46">j<text:tab/>22</text:p>
          <text:p text:style-name="P47">L</text:p>
          <text:p text:style-name="P46">Late Binding<text:tab/>33</text:p>
          <text:p text:style-name="P46">local:<text:tab/>65</text:p>
          <text:p text:style-name="P46">loop<text:tab/>22</text:p>
          <text:p text:style-name="P47">M</text:p>
          <text:p text:style-name="P46">max<text:tab/>72</text:p>
          <text:p text:style-name="P46">MaxNumeric<text:tab/>58</text:p>
          <text:p text:style-name="P46">Method Mapping<text:tab/>34</text:p>
          <text:p text:style-name="P46">Methods<text:tab/>33</text:p>
          <text:p text:style-name="P46">min<text:tab/>72</text:p>
          <text:p text:style-name="P46">MinNumeric<text:tab/>59</text:p>
          <text:p text:style-name="P46">Mutation<text:tab/>27</text:p>
          <text:p text:style-name="P47">N</text:p>
          <text:p text:style-name="P46">nil&lt;&gt;<text:tab/>73</text:p>
          <text:p text:style-name="P46">nil=<text:tab/>73</text:p>
          <text:p text:style-name="P46">NilClass<text:tab/>60</text:p>
          <text:p text:style-name="P46">nip<text:tab/>18</text:p>
          <text:p text:style-name="P46">not<text:tab/>73</text:p>
          <text:p text:style-name="P46">Numeric<text:tab/>61</text:p>
          <text:p text:style-name="P47">O</text:p>
          <text:p text:style-name="P46">Object<text:tab/>64</text:p>
          <text:p text:style-name="P46">OutStream<text:tab/>74</text:p>
          <text:p text:style-name="P46">over<text:tab/>18</text:p>
          <text:p text:style-name="P47">P</text:p>
          <text:p text:style-name="P46">pick<text:tab/>18</text:p>
          <text:p text:style-name="P46">Polymorphism<text:tab/>33</text:p>
          <text:p text:style-name="P46">Procedure<text:tab/>76</text:p>
          <text:p text:style-name="P47">Q</text:p>
          <text:p text:style-name="P46">Queue<text:tab/>77</text:p>
          <text:p text:style-name="P47">R</text:p>
          <text:p text:style-name="P46">Rake<text:tab/>11</text:p>
          <text:p text:style-name="P46">Rational<text:tab/>78</text:p>
          <text:p text:style-name="P46">Referencing<text:tab/>26</text:p>
          <text:p text:style-name="P46">repeat<text:tab/>24</text:p>
          <text:p text:style-name="P46">Routing<text:tab/>35</text:p>
          <text:p text:style-name="P47">S</text:p>
          <text:p text:style-name="P46">Scoping<text:tab/>25</text:p>
          <text:p text:style-name="P46">Stack<text:tab/>80</text:p>
          <text:p text:style-name="P46">String<text:tab/>81</text:p>
          <text:p text:style-name="P46">super<text:tab/>65</text:p>
          <text:p text:style-name="P46">swap<text:tab/>19</text:p>
          <text:p text:style-name="P46">switch<text:tab/>20</text:p>
          <text:p text:style-name="P46">SymbolMap<text:tab/>34</text:p>
          <text:p text:style-name="P47">T</text:p>
          <text:p text:style-name="P46">Thanks<text:tab/>9</text:p>
          <text:p text:style-name="P46">then<text:tab/>20</text:p>
          <text:p text:style-name="P46">Thread<text:tab/>83</text:p>
          <text:p text:style-name="P46">TrueClass<text:tab/>84</text:p>
          <text:p text:style-name="P46">tuck<text:tab/>19</text:p>
          <text:p text:style-name="P46">Typing<text:tab/>25</text:p>
          <text:p text:style-name="P47">U</text:p>
          <text:p text:style-name="P46">until<text:tab/>24</text:p>
          <text:p text:style-name="P47">V</text:p>
          <text:p text:style-name="P46">val:<text:tab/>25</text:p>
          <text:p text:style-name="P46">val@:<text:tab/>26</text:p>
          <text:p text:style-name="P46">val#:<text:tab/>26</text:p>
          <text:p text:style-name="P46">val$:<text:tab/>26</text:p>
          <text:p text:style-name="P46">var:<text:tab/>25</text:p>
          <text:p text:style-name="P46">var@:<text:tab/>26</text:p>
          <text:p text:style-name="P46">var#:<text:tab/>26</text:p>
          <text:p text:style-name="P46">var$:<text:tab/>26</text:p>
          <text:p text:style-name="P46">VirtualMachine<text:tab/>85</text:p>
          <text:p text:style-name="P47">X</text:p>
          <text:p text:style-name="P46">x<text:tab/>40</text:p>
          <text:p text:style-name="P47">^</text:p>
          <text:p text:style-name="P46">^^<text:tab/>51, 60, 71</text:p>
          <text:p text:style-name="P47">-</text:p>
          <text:p text:style-name="P46">-i<text:tab/>22</text:p>
          <text:p text:style-name="P46">-j<text:tab/>22</text:p>
          <text:p text:style-name="P47">;</text:p>
          <text:p text:style-name="P46">;<text:tab/>65</text:p>
          <text:p text:style-name="P47">:</text:p>
          <text:p text:style-name="P46">:<text:tab/>35</text:p>
          <text:p text:style-name="P47">!</text:p>
          <text:p text:style-name="P46">!<text:tab/>42</text:p>
          <text:p text:style-name="P47">.</text:p>
          <text:p text:style-name="P46">.<text:tab/>64</text:p>
          <text:p text:style-name="P46">.-left<text:tab/>44</text:p>
          <text:p text:style-name="P46">.-mid<text:tab/>44</text:p>
          <text:p text:style-name="P46">.-midlr<text:tab/>44</text:p>
          <text:p text:style-name="P46">.-right<text:tab/>44</text:p>
          <text:p text:style-name="P46">.:<text:tab/>35</text:p>
          <text:p text:style-name="P46">.::<text:tab/>35, 65</text:p>
          <text:p text:style-name="P46">.[]!<text:tab/>45</text:p>
          <text:p text:style-name="P46">.[]@<text:tab/>45</text:p>
          <text:p text:style-name="P46">.+left<text:tab/>42</text:p>
          <text:p text:style-name="P46">.+mid<text:tab/>43</text:p>
          <text:p text:style-name="P46">.+midlr<text:tab/>43</text:p>
          <text:p text:style-name="P46">.+right<text:tab/>43</text:p>
          <text:p text:style-name="P46">.cbrt<text:tab/>49</text:p>
          <text:p text:style-name="P46">.class<text:tab/>65</text:p>
          <text:p text:style-name="P46">.clone<text:tab/>66</text:p>
          <text:p text:style-name="P46">.copy<text:tab/>66</text:p>
          <text:p text:style-name="P46">.e**<text:tab/>49</text:p>
          <text:p text:style-name="P46">.init<text:tab/>26, 66</text:p>
          <text:p text:style-name="P46">.is_class?<text:tab/>66</text:p>
          <text:p text:style-name="P46">.left<text:tab/>45</text:p>
          <text:p text:style-name="P46">.length<text:tab/>45</text:p>
          <text:p text:style-name="P46">.name<text:tab/>67</text:p>
          <text:p text:style-name="P46">.new<text:tab/>40</text:p>
          <text:p text:style-name="P46">.new_size<text:tab/>41</text:p>
          <text:p text:style-name="P46">.new_value<text:tab/>41</text:p>
          <text:p text:style-name="P46">.new_values<text:tab/>41</text:p>
          <text:p text:style-name="P46">.new{<text:tab/>40</text:p>
          <text:p text:style-name="P46">.split<text:tab/>49, 78</text:p>
          <text:p text:style-name="P46">.sqrt<text:tab/>49</text:p>
          <text:p text:style-name="P46">.strlen<text:tab/>67</text:p>
          <text:p text:style-name="P46">.to_f<text:tab/>67</text:p>
          <text:p text:style-name="P46">.to_f!<text:tab/>68</text:p>
          <text:p text:style-name="P46">.to_i<text:tab/>68</text:p>
          <text:p text:style-name="P46">.to_i!<text:tab/>68</text:p>
          <text:p text:style-name="P46">.to_n<text:tab/>68</text:p>
          <text:p text:style-name="P46">.to_n!<text:tab/>69</text:p>
          <text:p text:style-name="P46">.to_r<text:tab/>69</text:p>
          <text:p text:style-name="P46">.to_r!<text:tab/>70</text:p>
          <text:p text:style-name="P46">.to_s<text:tab/>70</text:p>
          <text:p text:style-name="P46">.to_x<text:tab/>70</text:p>
          <text:p text:style-name="P46">.to_x!<text:tab/>71</text:p>
          <text:p text:style-name="P47">)</text:p>
          <text:p text:style-name="P46">)methods<text:tab/>64</text:p>
          <text:p text:style-name="P47">}</text:p>
          <text:p text:style-name="P46">}<text:tab/>40</text:p>
          <text:p text:style-name="P47"><text:soft-page-break/>&amp;</text:p>
          <text:p text:style-name="P46">&amp;&amp;<text:tab/>51, 60, 64</text:p>
          <text:p text:style-name="P47">+</text:p>
          <text:p text:style-name="P46">+<text:tab/>42</text:p>
          <text:p text:style-name="P46">+loop<text:tab/>22</text:p>
          <text:p text:style-name="P47">&lt;</text:p>
          <text:p text:style-name="P46">&lt;&gt;<text:tab/>71</text:p>
          <text:p text:style-name="P47">=</text:p>
          <text:p text:style-name="P46">=<text:tab/>71</text:p>
          <text:p text:style-name="P47">|</text:p>
          <text:p text:style-name="P46">||<text:tab/>51, 60, 73</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3</text:page-number> of <text:page-count>9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23H37M50S</meta:editing-duration>
    <meta:editing-cycles>1369</meta:editing-cycles>
    <meta:generator>OpenOffice/4.1.1$Win32 OpenOffice.org_project/411m6$Build-9775</meta:generator>
    <dc:date>2015-03-24T18:54:31.13</dc:date>
    <dc:creator>Peter Camilleri</dc:creator>
    <meta:printed-by>Peter Camilleri</meta:printed-by>
    <meta:print-date>2015-02-10T10:49:15.76</meta:print-date>
    <meta:document-statistic meta:table-count="79" meta:image-count="0" meta:object-count="0" meta:page-count="94" meta:paragraph-count="2478" meta:word-count="15554" meta:character-count="92188"/>
    <meta:template xlink:type="simple" xlink:actuate="onRequest" xlink:title="MyDefault" xlink:href="../../../../OpenOffice.org/3/user/template/MyDefault.ott" meta:date="2014-06-26T22:09:00.24"/>
  </office:meta>
</office:document-meta>
</file>